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92d" officeooo:paragraph-rsid="000b192d"/>
    </style:style>
    <style:style style:name="P2" style:family="paragraph" style:parent-style-name="Standard">
      <style:text-properties officeooo:rsid="000c48c8" officeooo:paragraph-rsid="000c48c8"/>
    </style:style>
    <style:style style:name="P3" style:family="paragraph" style:parent-style-name="Standard">
      <style:text-properties fo:font-weight="bold" officeooo:rsid="000c48c8" officeooo:paragraph-rsid="000c48c8" style:font-weight-asian="bold" style:font-weight-complex="bold"/>
    </style:style>
    <style:style style:name="P4" style:family="paragraph" style:parent-style-name="Standard">
      <style:text-properties fo:font-weight="normal" officeooo:rsid="000c48c8" officeooo:paragraph-rsid="000c48c8" style:font-weight-asian="normal" style:font-weight-complex="normal"/>
    </style:style>
    <style:style style:name="P5" style:family="paragraph" style:parent-style-name="Standard">
      <style:text-properties fo:font-weight="normal" officeooo:rsid="000c9d13" officeooo:paragraph-rsid="000c9d13" style:font-weight-asian="normal" style:font-weight-complex="normal"/>
    </style:style>
    <style:style style:name="P6" style:family="paragraph" style:parent-style-name="Standard">
      <style:text-properties officeooo:paragraph-rsid="000c9d13"/>
    </style:style>
    <style:style style:name="T1" style:family="text">
      <style:text-properties officeooo:rsid="000c9d13"/>
    </style:style>
    <style:style style:name="T2" style:family="text">
      <style:text-properties fo:font-weight="normal" officeooo:rsid="000c9d1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LE plot</text:p>
      <text:p text:style-name="P1"/>
      <text:p text:style-name="P1">each gene </text:p>
      <text:p text:style-name="P1"/>
      <text:p text:style-name="P1">box plot</text:p>
      <text:p text:style-name="P1"/>
      <text:p text:style-name="P1">mean of cohort</text:p>
      <text:p text:style-name="P1"/>
      <text:p text:style-name="P1">see if data is normalized well or not</text:p>
      <text:p text:style-name="P1"/>
      <text:p text:style-name="P1">visual estimation of whether data is normalizaed or not</text:p>
      <text:p text:style-name="P1"/>
      <text:p text:style-name="P1">normalized to their z-scores</text:p>
      <text:p text:style-name="P1"/>
      <text:p text:style-name="P1">medians of the boxes should be in a straight line</text:p>
      <text:p text:style-name="P1"/>
      <text:p text:style-name="P1">selection</text:p>
      <text:p text:style-name="P1"/>
      <text:p text:style-name="P1">Do a PCA with all the genes to see if there is any clustering</text:p>
      <text:p text:style-name="P1"/>
      <text:p text:style-name="P1">PCA in Python in 4 could </text:p>
      <text:p text:style-name="P1"/>
      <text:p text:style-name="P1">There is a PCA library put <text:s/></text:p>
      <text:p text:style-name="P1"><text:s text:c="2"/></text:p>
      <text:p text:style-name="P1">Non-linear</text:p>
      <text:p text:style-name="P1"/>
      <text:p text:style-name="P1">Autoencoder is the easy way of doing it</text:p>
      <text:p text:style-name="P1"/>
      <text:p text:style-name="P1">See clusters, partial clusters. <text:s/>Differential expressed genes</text:p>
      <text:p text:style-name="P1"/>
      <text:p text:style-name="P2">labels were coming off expression data (in Richard’s case)</text:p>
      <text:p text:style-name="P2"/>
      <text:p text:style-name="P3">PCA will be my best friend. <text:s/>All / 500 / 12</text:p>
      <text:p text:style-name="P3"/>
      <text:p text:style-name="P3">See how the </text:p>
      <text:p text:style-name="P3"/>
      <text:p text:style-name="P3">Firehose from Broad Institute</text:p>
      <text:p text:style-name="P3"/>
      <text:p text:style-name="P3">Transcript level quantification</text:p>
      <text:p text:style-name="P3"/>
      <text:p text:style-name="P3">Gene level quantification</text:p>
      <text:p text:style-name="P3"/>
      <text:p text:style-name="P4">stick to the ones that are protien coding</text:p>
      <text:p text:style-name="P4"/>
      <text:p text:style-name="P5">don’t worry about transcript level (rna-expression aggregates that anyway)</text:p>
      <text:p text:style-name="P5"/>
      <text:p text:style-name="P5">gene level is fine</text:p>
      <text:p text:style-name="P5"/>
      <text:p text:style-name="P5">volcano plots are used for differential expression analysis. Eg normal to tumour.</text:p>
      <text:p text:style-name="P6"><text:soft-page-break/><text:span text:style-name="T2">Franco works in bioformatics lab. Like Richard he is computer science background</text:span></text:p>
      <text:p text:style-name="P5"/>
      <text:p text:style-name="P5">NOI lab <text:s/>/ breast cancer <text:s/>/ PhD as </text:p>
      <text:p text:style-name="P5"/>
      <text:p text:style-name="P5">tumour looking males/femal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9T10:22:49.079036074</meta:creation-date>
    <dc:date>2020-07-09T11:52:50.224235146</dc:date>
    <meta:editing-duration>PT6M30S</meta:editing-duration>
    <meta:editing-cycles>1</meta:editing-cycles>
    <meta:document-statistic meta:table-count="0" meta:image-count="0" meta:object-count="0" meta:page-count="2" meta:paragraph-count="29" meta:word-count="172" meta:character-count="999" meta:non-whitespace-character-count="843"/>
    <meta:generator>LibreOffice/6.3.5.2$Linux_X86_64 LibreOffice_project/30$Build-2</meta:generator>
  </office:meta>
</office:document-meta>
</file>